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language="sv" fo:country="SE" fo:font-weight="bold" style:font-size-asian="12pt" style:font-weight-asian="bold" style:font-size-complex="12pt"/>
    </style:style>
    <style:style style:name="P2" style:family="paragraph" style:parent-style-name="Standard">
      <style:paragraph-properties>
        <style:tab-stops>
          <style:tab-stop style:position="1.27cm"/>
        </style:tab-stops>
      </style:paragraph-properties>
    </style:style>
    <style:style style:name="P3" style:family="paragraph" style:parent-style-name="Standard">
      <style:paragraph-properties>
        <style:tab-stops>
          <style:tab-stop style:position="1.27cm"/>
        </style:tab-stops>
      </style:paragraph-properties>
      <style:text-properties fo:color="#000000" fo:font-size="12pt" fo:language="sv" fo:country="SE" style:font-size-asian="12pt" style:font-size-complex="12pt"/>
    </style:style>
    <style:style style:name="P4" style:family="paragraph" style:parent-style-name="Standard">
      <style:paragraph-properties fo:margin-left="2.3cm" fo:margin-right="0cm" fo:text-indent="-2.3cm" style:auto-text-indent="false">
        <style:tab-stops>
          <style:tab-stop style:position="1.27cm"/>
        </style:tab-stops>
      </style:paragraph-properties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053cm solid #00000a">
        <style:tab-stops>
          <style:tab-stop style:position="1.27cm"/>
        </style:tab-stops>
      </style:paragraph-properties>
    </style:style>
    <style:style style:name="P6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language="sv" fo:country="SE" fo:font-weight="bold" style:font-size-asian="14pt" style:font-weight-asian="bold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language="sv" fo:country="SE" style:font-size-asian="12pt" style:font-size-complex="12pt"/>
    </style:style>
    <style:style style:name="T4" style:family="text">
      <style:text-properties fo:font-size="12pt" fo:language="sv" fo:country="SE" fo:font-weight="bold" style:font-size-asian="12pt" style:font-weight-asian="bold" style:font-size-complex="12pt"/>
    </style:style>
    <style:style style:name="T5" style:family="text">
      <style:text-properties fo:font-size="12pt" fo:language="sv" fo:country="SE" fo:font-style="italic" style:font-size-asian="12pt" style:font-style-asian="italic" style:font-size-complex="12pt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language="sv" fo:country="FI" style:font-size-asian="12pt" style:font-size-complex="12pt"/>
    </style:style>
    <style:style style:name="T8" style:family="text">
      <style:text-properties fo:font-size="12pt" fo:language="sv" fo:country="FI" fo:font-weight="bold" style:font-size-asian="12pt" style:font-weight-asian="bold" style:font-size-complex="12pt"/>
    </style:style>
    <style:style style:name="T9" style:family="text">
      <style:text-properties fo:color="#000000" fo:font-size="12pt" fo:language="sv" fo:country="SE" style:font-size-asian="12pt" style:font-size-complex="12pt"/>
    </style:style>
    <style:style style:name="T10" style:family="text">
      <style:text-properties fo:color="#000000" fo:font-size="12pt" fo:language="sv" fo:country="SE" fo:font-style="italic" style:font-size-asian="12pt" style:font-style-asian="italic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Helsingfors Lyceumklubb</text:span></text:p>
      <text:p text:style-name="Standard"><text:span text:style-name="T1">Program våren 2014</text:span></text:p>
      <text:p text:style-name="P1"/>
      <text:p text:style-name="P2"><text:span text:style-name="T3">14.1. <text:tab/>Café d’Hirondelle <text:s/></text:span></text:p>
      <text:p text:style-name="P4"><text:span text:style-name="T3">21.1.<text:tab/></text:span><text:span text:style-name="T4">Agneta Ara</text:span><text:span text:style-name="T3"> berättar om sitt författarskap och sin senaste roman </text:span><text:span text:style-name="T5">Baton Rouge</text:span></text:p>
      <text:p text:style-name="P2"><text:span text:style-name="T2">28.1.<text:tab/></text:span><text:span text:style-name="T6">Jorma Reinimaa</text:span><text:span text:style-name="T2">: Suomi YK:n rauhanturvaajana 57 vuotta.</text:span></text:p>
      <text:p text:style-name="P2"><text:span text:style-name="T2"><text:tab/></text:span><text:span text:style-name="T3">Lyceumklubbarnas förbund i Finland har sitt årsmöte kl 17.00</text:span></text:p>
      <text:p text:style-name="P4"><text:span text:style-name="T3">4.2.<text:tab/></text:span><text:span text:style-name="T4">Pia Maria Montonen</text:span><text:span text:style-name="T3"> och </text:span><text:span text:style-name="T4">Niclas Warius</text:span><text:span text:style-name="T3">: Om kärleken till ett gammalt hus</text:span></text:p>
      <text:p text:style-name="P2"><text:span text:style-name="T3">11.2.<text:tab/>Diktafton </text:span></text:p>
      <text:p text:style-name="P4"><text:span text:style-name="T3">18.2.<text:tab/></text:span><text:span text:style-name="T4">Cecilia Rosenlew</text:span><text:span text:style-name="T3">: Punsch på glasverandan. Villaliv på Ytterö i Björneborg</text:span></text:p>
      <text:p text:style-name="P2"><text:span text:style-name="T7">25.2.<text:tab/>Årsmöte</text:span></text:p>
      <text:p text:style-name="P2"><text:span text:style-name="T2">4.3.<text:tab/></text:span><text:span text:style-name="T6">Elina Kotovirta</text:span><text:span text:style-name="T2">: Nuorison huumeiden käyttö </text:span></text:p>
      <text:p text:style-name="P2"><text:span text:style-name="T2">11.3.<text:tab/></text:span><text:span text:style-name="T3">Vi besöker skeppet </text:span><text:span text:style-name="T5">Nikolaj II</text:span><text:span text:style-name="T3">, som ligger förtöjt i Kolerabassängen. Skepparen Axel de la Chapelle berättar om skeppet och bjuder på laxsoppa, en bit paj, vitt vin, efterrätt och kaffe. <text:s text:c="4"/>Max. 30 deltagare. Förhandsanmälan. Pris 25 euro, skall betalas på klubbens konto FI8521261800007794 före besöket</text:span></text:p>
      <text:p text:style-name="P2"><text:span text:style-name="T2">18.3.<text:tab/></text:span><text:span text:style-name="T6">Juhana Vartiainen</text:span><text:span text:style-name="T2">: Ajankohtaisia talouskysymyksiä</text:span></text:p>
      <text:p text:style-name="P2"><text:span text:style-name="T2">25.3.<text:tab/></text:span><text:span text:style-name="T6">Elisabeth Rehn</text:span><text:span text:style-name="T2">: Kvinnors roll i fredsbevarande processer</text:span></text:p>
      <text:p text:style-name="P2"><text:span text:style-name="T7">1.4.<text:tab/></text:span><text:span text:style-name="T8">Seija Tiisala</text:span><text:span text:style-name="T7">: Villa Lante 60 vuotta</text:span></text:p>
      <text:p text:style-name="P2"><text:span text:style-name="T3">8.4.<text:tab/>Vi besöker </text:span><text:span text:style-name="T4">Björn Weckströms</text:span><text:span text:style-name="T3"> ateljé med konstnären själv som guide. <text:s text:c="12"/></text:span><text:span text:style-name="T7">Förhandsanmälan. </text:span><text:span text:style-name="T9">Mera information </text:span><text:span text:style-name="T7">under vårens lopp </text:span></text:p>
      <text:p text:style-name="P2"><text:span text:style-name="T2">15.4.<text:tab/></text:span><text:span text:style-name="T6">Annika Luther</text:span><text:span text:style-name="T2">: Lärarrummet </text:span></text:p>
      <text:p text:style-name="P2"><text:span text:style-name="T2">29.4.<text:tab/></text:span><text:span text:style-name="T6">Arja Rinnekangas</text:span><text:span text:style-name="T2">: Kumppanin etsintää ilmoituksen avulla sadan vuoden aikana kahdessa kulttuurissa </text:span></text:p>
      <text:p text:style-name="P2"><text:span text:style-name="T3">6.5.<text:tab/>Vårutfärden går i år till Tusby träsk, där vi bekantar oss med Ainola, </text:span><text:bookmark text:name="_GoBack"/><text:span text:style-name="T3">Halosenniemi, Ahola och Lottamuseet. Utfärdens tema är </text:span><text:span text:style-name="T10">Kvinnornas Tusby</text:span><text:span text:style-name="T9"> </text:span><text:span text:style-name="T10">Strandväg</text:span><text:span text:style-name="T9">. Mera information under vårens lopp</text:span></text:p>
      <text:p text:style-name="P3"/>
      <text:p text:style-name="P5"><text:span text:style-name="T9">Medlemmarna kan ta med en gäst till klubbaftnarna.</text:span></text:p>
      <text:p text:style-name="P2"><text:span text:style-name="T9">Programmen börjar kl. 19.00.</text:span></text:p>
      <text:p text:style-name="P2"><text:span text:style-name="T9">Adress: Fredsgatan 7 E</text:span></text:p>
      <text:p text:style-name="P2"><text:span text:style-name="T9">Klubbens e-postadress: info@helsinginlyceumklubi.fi</text:span></text:p>
      <text:p text:style-name="P2"><text:span text:style-name="T9">Telefonjour: torsdagar kl. 11-13, tel. 135 728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i" fo:country="FI" style:letter-kerning="true" style:font-size-asian="11pt" style:language-asian="fi" style:country-asian="F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3cm" style:writing-mode="page"/>
      <style:text-properties style:use-window-font-color="true" style:font-name="Calibri" fo:font-size="11pt" fo:language="fi" fo:country="FI" style:letter-kerning="true" style:font-name-asian="Calibri1" style:font-size-asian="11pt" style:language-asian="fi" style:country-asian="FI" style:font-name-complex="Times New Roman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orphans="2" fo:widows="2" style:writing-mode="lr-tb"/>
      <style:text-properties style:use-window-font-color="true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3cm" fo:margin-bottom="1.586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elsingfors Lyceumklubb</dc:title>
    <meta:initial-creator>Seija</meta:initial-creator>
    <dc:creator>Ville Väänänen</dc:creator>
    <meta:editing-cycles>2</meta:editing-cycles>
    <meta:print-date>2013-12-30T08:17:00</meta:print-date>
    <meta:creation-date>2014-01-11T11:05:00</meta:creation-date>
    <dc:date>2014-02-05T21:01:21</dc:date>
    <meta:editing-duration>PT2S</meta:editing-duration>
    <meta:generator>OpenOffice/4.0.1$Unix OpenOffice.org_project/401m5$Build-9714</meta:generator>
    <meta:document-statistic meta:table-count="0" meta:image-count="0" meta:object-count="0" meta:page-count="1" meta:paragraph-count="24" meta:word-count="226" meta:character-count="163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_Wordconv.dotm" xlink:href=""/>
  </office:meta>
</office:document-meta>
</file>